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officeooo:rsid="00126fa1" officeooo:paragraph-rsid="00126fa1" style:font-size-asian="14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12ee12" officeooo:paragraph-rsid="0012ee12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15d6dd" officeooo:paragraph-rsid="0015d6dd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1797b1" officeooo:paragraph-rsid="001797b1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18b1dd" officeooo:paragraph-rsid="0018b1dd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1ae7a4" officeooo:paragraph-rsid="001b1275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1ae7a4" officeooo:paragraph-rsid="001f3f3f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1ae7a4" officeooo:paragraph-rsid="00246073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1ae7a4" officeooo:paragraph-rsid="00284ece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1ae7a4" officeooo:paragraph-rsid="002df78a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1ae7a4" officeooo:paragraph-rsid="00331e4a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normal" officeooo:rsid="001ae7a4" officeooo:paragraph-rsid="0059d572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weight="normal" officeooo:rsid="001d194f" officeooo:paragraph-rsid="001d194f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fo:font-weight="normal" officeooo:rsid="00237f63" officeooo:paragraph-rsid="00237f63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fo:font-weight="normal" officeooo:rsid="00284ece" officeooo:paragraph-rsid="00284ece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fo:font-weight="normal" officeooo:rsid="002cb919" officeooo:paragraph-rsid="002cb919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fo:font-weight="normal" officeooo:rsid="00331e4a" officeooo:paragraph-rsid="00331e4a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2pt" fo:font-weight="normal" officeooo:rsid="0033ea66" officeooo:paragraph-rsid="0033ea66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2pt" fo:font-weight="normal" officeooo:rsid="003af20e" officeooo:paragraph-rsid="003af20e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2pt" fo:font-weight="normal" officeooo:rsid="003c8c2c" officeooo:paragraph-rsid="003c8c2c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2pt" fo:font-weight="normal" officeooo:rsid="004e48f2" officeooo:paragraph-rsid="004e48f2" style:font-size-asian="10.5pt" style:font-weight-asian="normal" style:font-size-complex="12pt" style:font-weight-complex="normal"/>
    </style:style>
    <style:style style:name="T1" style:family="text">
      <style:text-properties officeooo:rsid="00132a34"/>
    </style:style>
    <style:style style:name="T2" style:family="text">
      <style:text-properties officeooo:rsid="0014d78b"/>
    </style:style>
    <style:style style:name="T3" style:family="text">
      <style:text-properties officeooo:rsid="0015d6dd"/>
    </style:style>
    <style:style style:name="T4" style:family="text">
      <style:text-properties officeooo:rsid="00166874"/>
    </style:style>
    <style:style style:name="T5" style:family="text">
      <style:text-properties officeooo:rsid="00184b7e"/>
    </style:style>
    <style:style style:name="T6" style:family="text">
      <style:text-properties officeooo:rsid="001939e8"/>
    </style:style>
    <style:style style:name="T7" style:family="text">
      <style:text-properties officeooo:rsid="001ae7a4"/>
    </style:style>
    <style:style style:name="T8" style:family="text">
      <style:text-properties officeooo:rsid="001e37df"/>
    </style:style>
    <style:style style:name="T9" style:family="text">
      <style:text-properties officeooo:rsid="001f3f3f"/>
    </style:style>
    <style:style style:name="T10" style:family="text">
      <style:text-properties officeooo:rsid="001fcd4b"/>
    </style:style>
    <style:style style:name="T11" style:family="text">
      <style:text-properties officeooo:rsid="001fe79f"/>
    </style:style>
    <style:style style:name="T12" style:family="text">
      <style:text-properties officeooo:rsid="00216011"/>
    </style:style>
    <style:style style:name="T13" style:family="text">
      <style:text-properties officeooo:rsid="002275ee"/>
    </style:style>
    <style:style style:name="T14" style:family="text">
      <style:text-properties officeooo:rsid="00246073"/>
    </style:style>
    <style:style style:name="T15" style:family="text">
      <style:text-properties officeooo:rsid="0024a1d3"/>
    </style:style>
    <style:style style:name="T16" style:family="text">
      <style:text-properties officeooo:rsid="00259510"/>
    </style:style>
    <style:style style:name="T17" style:family="text">
      <style:text-properties officeooo:rsid="0027806d"/>
    </style:style>
    <style:style style:name="T18" style:family="text">
      <style:text-properties officeooo:rsid="0028224f"/>
    </style:style>
    <style:style style:name="T19" style:family="text">
      <style:text-properties officeooo:rsid="00284ece"/>
    </style:style>
    <style:style style:name="T20" style:family="text">
      <style:text-properties officeooo:rsid="0028f43e"/>
    </style:style>
    <style:style style:name="T21" style:family="text">
      <style:text-properties officeooo:rsid="002aeaee"/>
    </style:style>
    <style:style style:name="T22" style:family="text">
      <style:text-properties officeooo:rsid="002b6f69"/>
    </style:style>
    <style:style style:name="T23" style:family="text">
      <style:text-properties officeooo:rsid="002dcb62"/>
    </style:style>
    <style:style style:name="T24" style:family="text">
      <style:text-properties officeooo:rsid="002df78a"/>
    </style:style>
    <style:style style:name="T25" style:family="text">
      <style:text-properties officeooo:rsid="0031bbf6"/>
    </style:style>
    <style:style style:name="T26" style:family="text">
      <style:text-properties officeooo:rsid="00323332"/>
    </style:style>
    <style:style style:name="T27" style:family="text">
      <style:text-properties officeooo:rsid="00331e4a"/>
    </style:style>
    <style:style style:name="T28" style:family="text">
      <style:text-properties officeooo:rsid="0033929a"/>
    </style:style>
    <style:style style:name="T29" style:family="text">
      <style:text-properties officeooo:rsid="00343c9a"/>
    </style:style>
    <style:style style:name="T30" style:family="text">
      <style:text-properties officeooo:rsid="00354ca0"/>
    </style:style>
    <style:style style:name="T31" style:family="text">
      <style:text-properties officeooo:rsid="0036af63"/>
    </style:style>
    <style:style style:name="T32" style:family="text">
      <style:text-properties officeooo:rsid="0038a4aa"/>
    </style:style>
    <style:style style:name="T33" style:family="text">
      <style:text-properties officeooo:rsid="003af20e"/>
    </style:style>
    <style:style style:name="T34" style:family="text">
      <style:text-properties officeooo:rsid="003c8c2c"/>
    </style:style>
    <style:style style:name="T35" style:family="text">
      <style:text-properties officeooo:rsid="003cc3a4"/>
    </style:style>
    <style:style style:name="T36" style:family="text">
      <style:text-properties officeooo:rsid="003e3139"/>
    </style:style>
    <style:style style:name="T37" style:family="text">
      <style:text-properties officeooo:rsid="0040dd6f"/>
    </style:style>
    <style:style style:name="T38" style:family="text">
      <style:text-properties officeooo:rsid="0041b824"/>
    </style:style>
    <style:style style:name="T39" style:family="text">
      <style:text-properties officeooo:rsid="0042da5e"/>
    </style:style>
    <style:style style:name="T40" style:family="text">
      <style:text-properties officeooo:rsid="0042e767"/>
    </style:style>
    <style:style style:name="T41" style:family="text">
      <style:text-properties officeooo:rsid="0043c184"/>
    </style:style>
    <style:style style:name="T42" style:family="text">
      <style:text-properties officeooo:rsid="0044e2ff"/>
    </style:style>
    <style:style style:name="T43" style:family="text">
      <style:text-properties officeooo:rsid="00468c45"/>
    </style:style>
    <style:style style:name="T44" style:family="text">
      <style:text-properties officeooo:rsid="0048b630"/>
    </style:style>
    <style:style style:name="T45" style:family="text">
      <style:text-properties officeooo:rsid="004a8e04"/>
    </style:style>
    <style:style style:name="T46" style:family="text">
      <style:text-properties officeooo:rsid="004bad4f"/>
    </style:style>
    <style:style style:name="T47" style:family="text">
      <style:text-properties officeooo:rsid="004d13ba"/>
    </style:style>
    <style:style style:name="T48" style:family="text">
      <style:text-properties officeooo:rsid="004e390e"/>
    </style:style>
    <style:style style:name="T49" style:family="text">
      <style:text-properties officeooo:rsid="004f2f2a"/>
    </style:style>
    <style:style style:name="T50" style:family="text">
      <style:text-properties officeooo:rsid="00508933"/>
    </style:style>
    <style:style style:name="T51" style:family="text">
      <style:text-properties officeooo:rsid="005159d7"/>
    </style:style>
    <style:style style:name="T52" style:family="text">
      <style:text-properties officeooo:rsid="00527c13"/>
    </style:style>
    <style:style style:name="T53" style:family="text">
      <style:text-properties officeooo:rsid="0054501b"/>
    </style:style>
    <style:style style:name="T54" style:family="text">
      <style:text-properties officeooo:rsid="0054cb0c"/>
    </style:style>
    <style:style style:name="T55" style:family="text">
      <style:text-properties officeooo:rsid="0058902e"/>
    </style:style>
    <style:style style:name="T56" style:family="text">
      <style:text-properties officeooo:rsid="0059ac27"/>
    </style:style>
    <style:style style:name="T57" style:family="text">
      <style:text-properties officeooo:rsid="005a71c7"/>
    </style:style>
    <style:style style:name="T58" style:family="text">
      <style:text-properties officeooo:rsid="005a7a1b"/>
    </style:style>
    <style:style style:name="T59" style:family="text">
      <style:text-properties officeooo:rsid="005db2fe"/>
    </style:style>
    <style:style style:name="T60" style:family="text">
      <style:text-properties officeooo:rsid="00600713"/>
    </style:style>
    <style:style style:name="T61" style:family="text">
      <style:text-properties officeooo:rsid="00644848"/>
    </style:style>
    <style:style style:name="T62" style:family="text">
      <style:text-properties officeooo:rsid="0065a66a"/>
    </style:style>
    <style:style style:name="T63" style:family="text">
      <style:text-properties officeooo:rsid="006642e5"/>
    </style:style>
    <style:style style:name="T64" style:family="text">
      <style:text-properties officeooo:rsid="00682bfd"/>
    </style:style>
    <style:style style:name="T65" style:family="text">
      <style:text-properties officeooo:rsid="00693ec1"/>
    </style:style>
    <style:style style:name="T66" style:family="text">
      <style:text-properties officeooo:rsid="0069678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Палач</text:p>
      <text:p text:style-name="P1"/>
      <text:p text:style-name="P2"><text:tab/>2082 год. Мрачное тоталитарное общество, которым управляет искусственный интеллект «<text:span text:style-name="T38">Правосудие</text:span>». Все <text:span text:style-name="T1">существовавшие </text:span>страны <text:span text:style-name="T2">расформированы и </text:span>объединены в единое государство <text:span text:style-name="T1">под банальным названием </text:span>«Империя». <text:span text:style-name="T3">Часть населения не приняло такие изменения и организовало сопротивление. </text:span><text:span text:style-name="T39">Для устрашения </text:span><text:span text:style-name="T40">населения </text:span><text:span text:style-name="T39">были организованы публичные казни, </text:span><text:span text:style-name="T40">которые транслировались в глобальной сети и по телевидению.</text:span></text:p>
      <text:p text:style-name="P2"><text:tab/><text:span text:style-name="T41">Комната шесть на шесть метров. </text:span><text:span text:style-name="T42">Голые, б</text:span><text:span text:style-name="T41">елые стены по бокам которых закреплены камеры для трансляции казни. В центре комнаты эшафот для </text:span><text:span text:style-name="T43">удобного </text:span><text:span text:style-name="T41">отрубания головы. В комнату заходят двое: палач и его помощник. </text:span><text:span text:style-name="T44">Оба одеты в чёрную униформу, а их лица скрыты маской. В руках палача </text:span><text:span text:style-name="T45">электромеханический </text:span><text:span text:style-name="T44">топор «</text:span><text:span text:style-name="T45">БРИТВА-2000</text:span><text:span text:style-name="T44">» </text:span><text:span text:style-name="T45">с реактивным усилителем удара</text:span><text:span text:style-name="T44">. </text:span></text:p>
      <text:p text:style-name="P2">- <text:span text:style-name="T3">Привет, Коул, как твоё ничего?- </text:span><text:span text:style-name="T46">начал разговор помощник палача. </text:span><text:span text:style-name="T52">По его тону и манере обращения было понятно, что они были довольно близкими друзьями.</text:span></text:p>
      <text:p text:style-name="P2">- <text:span text:style-name="T3">Нормально, </text:span><text:span text:style-name="T46">Джек</text:span><text:span text:style-name="T3">. Вчера весь вечер провозился с </text:span><text:span text:style-name="T47">унитазом. Подтекает бач</text:span><text:span text:style-name="T53">о</text:span><text:span text:style-name="T47">к. А у тебя как?</text:span></text:p>
      <text:p text:style-name="P2">- <text:span text:style-name="T47">Да тоже ничего. С </text:span><text:span text:style-name="T48">семьёй </text:span><text:span text:style-name="T47">ходили на очередной блокбастер: «Бэтмен против Годзиллы». </text:span><text:span text:style-name="T48">Разок глянуть можно.</text:span></text:p>
      <text:p text:style-name="P21">Их разговор прервал з<text:span text:style-name="T3">вонкий и чёткий голос </text:span>из динамика<text:span text:style-name="T3">: «</text:span><text:span text:style-name="T6">Я есть </text:span><text:span text:style-name="T19">ПРАВОСУДИЕ</text:span><text:span text:style-name="T6">. </text:span><text:span text:style-name="T7">Быстрое и неумолимое.</text:span><text:span text:style-name="T6"> </text:span><text:span text:style-name="T3">Теренс Кэмп, </text:span><text:span text:style-name="T6">вы осуждены </text:span><text:span text:style-name="T3">за терроризм </text:span><text:span text:style-name="T6">и приговорены</text:span><text:span text:style-name="T3"> к смертной казни </text:span><text:span text:style-name="T6">через отрубание головы</text:span><text:span text:style-name="T3">. Приступить к исполнению»</text:span></text:p>
      <text:p text:style-name="P3">В камеру завели высокого мужчину в кандалах. Мелкими шагами его подвели к эшафоту.</text:p>
      <text:p text:style-name="P3">- Последнее слово,- <text:span text:style-name="T49">приказал голос из динамика</text:span>.</text:p>
      <text:p text:style-name="P3">- Сдохните, империалистические ублюдки. <text:span text:style-name="T54">С</text:span>мерть вам подстилки безумной машины!- кричал заключенный.</text:p>
      <text:p text:style-name="P3">- Понятно,- саркастически сказал палач,- <text:span text:style-name="T4">хорошая речь. Не часто тут такую услышишь. </text:span></text:p>
      <text:p text:style-name="P4"><text:span text:style-name="T50">Помощник палача, Джек, </text:span>подвёл смертника ближе к эшафоту и приказал ему склониться <text:span text:style-name="T5">для завершения казни.</text:span></text:p>
      <text:p text:style-name="P4">- <text:span text:style-name="T5">Твой выход- Джек похлопал по плечу напарника.</text:span></text:p>
      <text:p text:style-name="P5">Широкий замах <text:span text:style-name="T52">топора.</text:span> <text:span text:style-name="T52">М</text:span>олниеносный удар, <text:span text:style-name="T51">усиленный</text:span> <text:span text:style-name="T51">реактивной тягой, </text:span>и голова заключённого упала на пол, издав глухой звук «шмяк». <text:span text:style-name="T52">На шее мертвеца был сверхровный срез, как будто его сделали лазерным скальпелем.</text:span></text:p>
      <text:p text:style-name="P5"/>
      <text:p text:style-name="P5"/>
      <text:p text:style-name="P5">- <text:span text:style-name="T8">Всё время хотел у тебя спросить Коул,</text:span></text:p>
      <text:p text:style-name="P5">- </text:p>
      <text:p text:style-name="P5"/>
      <text:p text:style-name="P9">Голос раздался из динамиков: «Я есть <text:span text:style-name="T19">ПРАВОСУДИЕ</text:span>. <text:span text:style-name="T15">Яростное и великодушное</text:span>. Оливия Кларк. Вы осуждены за помощь террористам <text:span text:style-name="T6">и приговорены</text:span><text:span text:style-name="T3"> к смертной казни </text:span><text:span text:style-name="T6">через отрубание головы</text:span><text:span text:style-name="T3">. Приступить к исполнению</text:span>»</text:p>
      <text:p text:style-name="P6"/>
      <text:p text:style-name="P6">- <text:span text:style-name="T9">Ублю</text:span><text:span text:style-name="T55">д</text:span><text:span text:style-name="T9">ки, Бог вас покарает, мерзкие выродки сатаны. Проклинаю вас,- шипела Оливия.</text:span></text:p>
      <text:p text:style-name="P12">- <text:span text:style-name="T55">Бог всё видит, поэтому ты здесь,- ответил Коул.</text:span></text:p>
      <text:p text:style-name="P13">Ритуал повторился вновь <text:span text:style-name="T10">и голова женщины упала на пол.</text:span></text:p>
      <text:p text:style-name="P13"/>
      <text:p text:style-name="P13">- <text:span text:style-name="T9">Я слышал ты,</text:span></text:p>
      <text:p text:style-name="P13">- <text:span text:style-name="T9">Да</text:span></text:p>
      <text:p text:style-name="P13"/>
      <text:p text:style-name="P7"><text:soft-page-break/>Голос раздался из динамиков: «Я есть <text:span text:style-name="T19">ПРАВОСУДИЕ</text:span>. <text:span text:style-name="T14">Жестокое, но справедливое</text:span>. <text:span text:style-name="T11">Денвер Стоун</text:span>. Вы осуждены за <text:span text:style-name="T12">организацию террористической ячейки </text:span><text:span text:style-name="T6">и приговорены</text:span><text:span text:style-name="T3"> к смертной казни </text:span><text:span text:style-name="T6">через отрубание головы</text:span><text:span text:style-name="T3">. Приступить к исполнению</text:span>»</text:p>
      <text:p text:style-name="P4">- <text:span text:style-name="T11">Я твою мамку трахал, слышишь, гандон с топором. И ей понравилось,- </text:span><text:span text:style-name="T13">смеясь произнёс Денвер.</text:span></text:p>
      <text:p text:style-name="P4">- <text:span text:style-name="T13">Да, да. Как скажешь. Отличная история. </text:span><text:span text:style-name="T57">Расскажешь её потом сатане, он </text:span><text:span text:style-name="T58">точно </text:span><text:span text:style-name="T57">оценит</text:span><text:span text:style-name="T13">,- скучающим голосом ответил Коул.</text:span></text:p>
      <text:p text:style-name="P14">Замах — труп. </text:p>
      <text:p text:style-name="P14"/>
      <text:p text:style-name="P14">- <text:span text:style-name="T14">Вот скажи мне,</text:span></text:p>
      <text:p text:style-name="P14">- <text:span text:style-name="T14">Не,</text:span></text:p>
      <text:p text:style-name="P14"/>
      <text:p text:style-name="P8"><text:span text:style-name="T14">Г</text:span>олос раздался из динамиков: «Я есть правосудие. <text:span text:style-name="T16">Истинное и божественное</text:span>. <text:span text:style-name="T17">Джек Райн</text:span>. Вы осуждены за <text:span text:style-name="T17">террориз</text:span><text:span text:style-name="T24">м</text:span><text:span text:style-name="T17"> и приговорены </text:span><text:span text:style-name="T3">к смертной казни </text:span><text:span text:style-name="T6">через отрубание головы</text:span><text:span text:style-name="T3">. Приступить к исполнению</text:span>»</text:p>
      <text:p text:style-name="P8"/>
      <text:p text:style-name="P8">- <text:span text:style-name="T18">Что за чёрт? Это как понимать?- удивлённо выпалил Джек.</text:span></text:p>
      <text:p text:style-name="P15">Коул медленно повернул голову и взглянул на своего напарника.</text:p>
      <text:p text:style-name="P15">- Нет нет нет. Это какая-то ошибка.</text:p>
      <text:p text:style-name="P15">- Ты знаешь, <text:span text:style-name="T20">Правосудие не ошибается,- парировал Коул.</text:span></text:p>
      <text:p text:style-name="P15">- <text:span text:style-name="T20">Я знаю, но тут явн</text:span><text:span text:style-name="T59">о</text:span><text:span text:style-name="T20"> ошибка, Коул. Ты меня знаешь. Мы вместе выросли. Вместе праздновали день единства с твоей семьёй. Да чёрт возьми, я тебя постоянно прикрывал, когда ты ходил налево от жены. </text:span><text:span text:style-name="T60">Г</text:span><text:span text:style-name="T21">оворил, что мы </text:span><text:span text:style-name="T60">вместе выпиваем</text:span><text:span text:style-name="T21"> в баре.</text:span></text:p>
      <text:p text:style-name="P15">- <text:span text:style-name="T22">Прости Джек, это мой долг.</text:span></text:p>
      <text:p text:style-name="P16">Джек пытался защититься выставив руки и перехватить у напарника топор. Но получил удар ногой в пах и согнулся от боли.</text:p>
      <text:p text:style-name="P16">- Хорошая попытка Джек,- но ты знаешь, я всегда побеждал тебя в драках.</text:p>
      <text:p text:style-name="P16">Коул занял удобную позицию и отрубил голову своему другу.</text:p>
      <text:p text:style-name="P16">- <text:span text:style-name="T23">Чёрт</text:span>, ну и денёк,- прошептал он.</text:p>
      <text:p text:style-name="P16"/>
      <text:p text:style-name="P10">Голос раздался из динамиков: «Я есть <text:span text:style-name="T19">ПРАВОСУДИЕ</text:span>. <text:span text:style-name="T24">Праведное и </text:span><text:span text:style-name="T25">беспристрастное</text:span>. <text:span text:style-name="T24">Коул Прайс</text:span>. Вы осуждены <text:span text:style-name="T26">за </text:span><text:span text:style-name="T24">терроризм</text:span><text:span text:style-name="T12"> </text:span><text:span text:style-name="T6">и приговорены</text:span><text:span text:style-name="T3"> к смертной казни </text:span><text:span text:style-name="T6">через отрубание головы</text:span><text:span text:style-name="T3">. Приступить к исполнению</text:span>»</text:p>
      <text:p text:style-name="P10">- <text:span text:style-name="T25">Твою мать, Правосудие, это шутка какая-то?- заорал палач,- </text:span><text:span text:style-name="T27">за что? Я двадцать три года рубил головы ради тебя и это твоя благодарность?</text:span></text:p>
      <text:p text:style-name="P17">Коул ходил из угла в угол от гнева размахивая топором.</text:p>
      <text:p text:style-name="P17">- Бред, бред, что за бред!- повторял он.</text:p>
      <text:p text:style-name="P11">Голос опять раздался из динамиков: «Я есть <text:span text:style-name="T19">ПРАВОСУДИЕ</text:span>. <text:s/><text:span text:style-name="T3">Приступить к исполнению»</text:span></text:p>
      <text:p text:style-name="P11">- <text:span text:style-name="T28">Сука ты, а не правосудие. Ты хочешь моей смерти, да? Тварь. А впрочем зачем мне теперь жить, падла? Правосудие, сука.</text:span></text:p>
      <text:p text:style-name="P18">Палач продолжал ходить и ругаться на себя и на жизнь.</text:p>
      <text:p text:style-name="P18">- Только как я это сделаю? <text:span text:style-name="T32">Т</text:span>ы подумало <text:span text:style-name="T30">об этом</text:span>, <text:span text:style-name="T31">П</text:span>равосудие? А? Я здесь один. Мне что броситься на свой топор, как это делали <text:span text:style-name="T61">наши предки </text:span><text:span text:style-name="T62">в древности</text:span>? <text:span text:style-name="T29">Этого ты хочешь? Тварь. </text:span><text:span text:style-name="T33">Ну ладно. Ты это получишь.</text:span></text:p>
      <text:p text:style-name="P19">Коул как мог закрепил топор на эшафоте лезвием вверх.</text:p>
      <text:p text:style-name="P19">- <text:span text:style-name="T34">Прощай, сраное Правосудие. Всё было прекрасно, пока ты не стало дерьмом.</text:span></text:p>
      <text:p text:style-name="P20">Мужчина долго выбирал позицию, что бы упасть шеей на топор. Наконец он решился, но промахнулся и получил глубокую рану в грудь.</text:p>
      <text:p text:style-name="P20"><text:soft-page-break/>- Твою мать,- булькающим от крови в лёгких <text:span text:style-name="T63">голосом</text:span>,- произнёс он и продолжил истекать кровью в ожидании конца своей жизни.</text:p>
      <text:p text:style-name="P20">Истошно завыла сирена, а из динамиков голос <text:span text:style-name="T65">Правосудия</text:span>: «ВНИМАНИЕ! Всем оставаться на местах. Мы атакована террористами<text:span text:style-name="T37">.</text:span> Все предыдущие приказы отменить. <text:span text:style-name="T66">Повторяю.</text:span> ОТМЕНИТЬ!»</text:p>
      <text:p text:style-name="P20">- <text:span text:style-name="T36">Твою ж мать</text:span><text:span text:style-name="T35">.- через боль выдавил из себя Коул </text:span><text:span text:style-name="T36">и отключился.</text:span></text:p>
      <text:p text:style-name="P19"/>
      <text:p text:style-name="P18"/>
      <text:p text:style-name="P10"/>
      <text:p text:style-name="P10"/>
      <text:p text:style-name="P1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" style:font-family-complex="'Droid Sans Devanagari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04T19:04:53.107345904</meta:creation-date>
    <dc:date>2022-12-04T22:04:48.046398366</dc:date>
    <meta:editing-duration>PT2H59M10S</meta:editing-duration>
    <meta:editing-cycles>91</meta:editing-cycles>
    <meta:generator>LibreOffice/7.4.2.3$Linux_X86_64 LibreOffice_project/40$Build-3</meta:generator>
    <meta:document-statistic meta:table-count="0" meta:image-count="0" meta:object-count="0" meta:page-count="3" meta:paragraph-count="53" meta:word-count="826" meta:character-count="5323" meta:non-whitespace-character-count="4542"/>
  </office:meta>
</office:document-meta>
</file>